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1F189CC71E83A8EB6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inzel" svg:font-family="Cinzel" style:font-pitch="variable"/>
    <style:font-face style:name="Cinzel Decorative" svg:font-family="'Cinzel Decorativ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Cinzel Decorative" fo:font-size="66pt" style:font-size-asian="66pt" style:font-size-complex="66pt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Cinzel Decorative" fo:font-size="66pt" style:font-size-asian="66pt" style:font-size-complex="66pt"/>
    </style:style>
    <style:style style:name="T1" style:family="text">
      <style:text-properties fo:color="#ffffff" loext:opacity="100%" style:font-name="Cinzel Decorativ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72cm" svg:x="1cm" svg:y="12.489cm">
          <draw:image xlink:href="Pictures/10000001000007D0000001F189CC71E83A8EB626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3.392cm" svg:x="1cm" svg:y="16.05cm">
          <draw:text-box>
            <text:p text:style-name="P2"><text:span text:style-name="T1">MES AMOUR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inzel" svg:font-family="Cinzel" style:font-pitch="variable"/>
    <style:font-face style:name="Cinzel Decorative" svg:font-family="'Cinzel Decorativ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2T17:21:32.511000000</dc:date>
    <meta:editing-duration>PT3M29S</meta:editing-duration>
    <meta:editing-cycles>4</meta:editing-cycles>
    <meta:generator>LibreOffice/7.2.1.2$Windows_X86_64 LibreOffice_project/87b77fad49947c1441b67c559c339af8f3517e22</meta:generator>
    <meta:document-statistic meta:object-count="2"/>
  </office:meta>
</office:document-meta>
</file>